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1.532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3.68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middle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wrap-option="wrap" fo:border="0.002cm solid #000000" style:vertical-align="middle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2">
      <style:table-cell-properties fo:background-color="#ffff00" fo:wrap-option="wrap" fo:border="0.002cm solid #000000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fo:background-color="transparent" fo:wrap-option="wrap" fo:border="none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3"/>
        <table:table-column table:style-name="co4" table:default-cell-style-name="ce9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Calcul de dimensionnement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3" office:value-type="string">
            <text:p>Cette page permet de calculer la puissance de chauffage nécessaire pour votre habitation, et ainsi de choisir le poêle qui vous convient avec le diamètre de conduit d’évacuation à installer pour obtenir un bon tirage.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Cette feuille de calcul s’adapte aux différents modèles de poêles de masse développés par David et l’association Oxalis, dont les plans sont fournis sur le site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 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tilisation :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Pour limiter les résistances, la section intérieure du banc doit être ample (&gt;600cm2) et élargie lors des virages. Cette feuille est valable jusqu’à 4 m de banc gainé (ou 2 m non gainé), non testée au-delà.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Le calcul de la section de la gaine ne prend pas en compte les résistances supplémentaires liées à un coude du conduit, un chapeau de conduit non aérodynamique ou une arrivée d’air extérieure canalisée. Dans ces cas, optez pour la section supérieure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Cette feuille est valable jusqu’à 10 m de conduit, non testée au-delà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 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Mise en garde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Un gainage inférieur à ce qui est préconisé provoquera des zones de surpression dans le poêle, donc des émissions polluantes dans l’habitat si ce dernier n’est pas étanche.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Cette feuille de calcul n’est valable que pour les modèles hauts caractérisés par leurs poussées internes importantes présentés sur ce site et lors des stages. Ces résultats ne peuvent s’appliquer à tout autre poêle sous peine d’un tirage déficient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Carte de France des températures extérieures de base (source : Qualiboi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" office:value-type="string">
            <text:p>Calcul de la puissance nécessai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Volume de la surface à chauffer</text:p>
          </table:table-cell>
          <table:table-cell table:style-name="ce10" office:value-type="float" office:value="300">
            <text:p>300</text:p>
          </table:table-cell>
          <table:table-cell table:style-name="ce14" office:value-type="string">
            <text:p>en m³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Surface de déperdition</text:p>
          </table:table-cell>
          <table:table-cell table:style-name="ce10" office:value-type="float" office:value="250">
            <text:p>250</text:p>
          </table:table-cell>
          <table:table-cell table:style-name="ce14" office:value-type="string">
            <text:p>en m²</text:p>
          </table:table-cell>
          <table:table-cell table:style-name="ce17" office:value-type="string">
            <text:p>( il s'agit de toutes les surfaces attenantes à l'air extérieur, toit compris )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Ubat</text:p>
          </table:table-cell>
          <table:table-cell table:style-name="ce10" office:value-type="float" office:value="0.75">
            <text:p>0,75</text:p>
          </table:table-cell>
          <table:table-cell table:style-name="ce14"/>
          <table:table-cell table:number-columns-repeated="1020"/>
        </table:table-row>
        <table:table-row table:style-name="ro1">
          <table:table-cell/>
          <table:table-cell table:style-name="ce4" office:value-type="string">
            <text:p>Ventilation</text:p>
          </table:table-cell>
          <table:table-cell table:style-name="ce10" office:value-type="float" office:value="0.14">
            <text:p>0,14</text:p>
          </table:table-cell>
          <table:table-cell table:style-name="ce14"/>
          <table:table-cell office:value-type="string">
            <text:p>Correspond à une résistance thermique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>
            <text:p>Température extérieure de base</text:p>
          </table:table-cell>
          <table:table-cell table:style-name="ce10" office:value-type="float" office:value="-10">
            <text:p>-10</text:p>
          </table:table-cell>
          <table:table-cell table:style-name="ce14"/>
          <table:table-cell office:value-type="string">
            <text:p>Utiliser la carte ci-dessus pour définir votre température extérieure de base.</text:p>
          </table:table-cell>
          <table:table-cell table:number-columns-repeated="1019"/>
        </table:table-row>
        <table:table-row table:style-name="ro5">
          <table:table-cell/>
          <table:table-cell table:style-name="ce4" office:value-type="string">
            <text:p>Altitude</text:p>
          </table:table-cell>
          <table:table-cell table:style-name="ce10" office:value-type="float" office:value="100">
            <text:p>100</text:p>
          </table:table-cell>
          <table:table-cell table:style-name="ce14" office:value-type="string">
            <text:p>en m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>
            <text:p>Température intérieure</text:p>
          </table:table-cell>
          <table:table-cell table:style-name="ce10" office:value-type="float" office:value="18">
            <text:p>18</text:p>
          </table:table-cell>
          <table:table-cell table:style-name="ce14" office:value-type="string">
            <text:p>en °C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>
            <text:p>Puissance</text:p>
          </table:table-cell>
          <table:table-cell table:style-name="ce11" table:formula="of:=([.C21]*[.C20]+[.C19]*[.C22])*([.C25]-([.C23]-[.C24]*0.005))/1000" office:value-type="float" office:value="6.54075">
            <text:p>6,54</text:p>
          </table:table-cell>
          <table:table-cell table:style-name="ce15" office:value-type="string">
            <text:p>en kW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6"/>
          <table:table-cell table:style-name="ce12"/>
          <table:table-cell table:style-name="ce16"/>
          <table:table-cell table:style-name="ce18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>
            <text:p>UB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3 : Maison avec une isolation exceptionnel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4 : Excellente isolation sans ponts thermique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75 : Pour les maisons à isolation conventionnelle "RT2005" et réalisées entre 2007 et 201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8 : Pour les maisons à isolation conventionnelle "RT2000" et réalisées entre 2001 et 200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95 : Pour les maisons construites entre 1990 et 20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1,15 : Pour les maisons construites entre 1983 et 1989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1,4 : Pour les maisons construites entre 1974 et 198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1,8 : Maison non isolée(murs, combles)et à menuiseries simples vitrage.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ce9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7" office:value-type="string">
            <text:p>VMC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14 : VMC hygrorégl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2 : VMC autorégl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08 : VMC double flux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8" office:value-type="string">
            <text:p>0,2 : Pas de VMC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Feuille1.B19:Feuille1.E2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name-complex="Free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2/03/2023</text:date>, <text:time>10:0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1T14:11:32.707375500</meta:creation-date>
    <dc:date>2023-03-02T10:08:09.40</dc:date>
    <meta:editing-duration>PT14M10S</meta:editing-duration>
    <meta:editing-cycles>3</meta:editing-cycles>
    <meta:generator>OpenOffice/4.1.3$Win32 OpenOffice.org_project/413m1$Build-9783</meta:generator>
    <meta:document-statistic meta:table-count="1" meta:cell-count="52" meta:object-count="0"/>
  </office:meta>
</office:document-meta>
</file>